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ağıtım Wiki</text:p>
      <text:p text:style-name="rststyle-textbody">Bu dokumanda basit seviyede dağıtım hazırlamak için temel adımlar anlatılmaktadır.</text:p>
      <text:p text:style-name="rststyle-textbody">Kaynak ve dokümanlarımız yansılarımız:</text:p>
      <text:list text:style-name="rststyle-bulletlist">
        <text:list-item>
          <text:p text:style-name="rststyle-bulletitem">Bu sitedeki bilgilerin pdf kitap hali için tıklayınız.</text:p>
        </text:list-item>
        <text:list-item>
          <text:p text:style-name="rststyle-bulletitem">https://github.com/basitdagitim/bps-tools</text:p>
        </text:list-item>
        <text:list-item>
          <text:p text:style-name="rststyle-bulletitem">https://github.com/basitdagitim/source-package</text:p>
        </text:list-item>
        <text:list-item>
          <text:p text:style-name="rststyle-bulletitem">https://github.com/basitdagitim/binary-package</text:p>
        </text:list-item>
      </text:list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etapadmin</meta:initial-creator>
    <meta:creation-date>2024-07-25T09:52:23</meta:creation-date>
    <dc:creator>etapadmin</dc:creator>
    <dc:date>2024-07-25T09:52:23</dc:date>
    <dc:language>en-US</dc:language>
    <meta:editing-cycles>1</meta:editing-cycles>
    <meta:editing-duration>PT00M01S</meta:editing-duration>
    <dc:title>Dağıtım Wiki</dc:title>
  </office:meta>
</office:document-meta>
</file>